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8e2" officeooo:paragraph-rsid="001a88e2"/>
    </style:style>
    <style:style style:name="P2" style:family="paragraph" style:parent-style-name="Standard">
      <style:text-properties fo:font-weight="bold" officeooo:rsid="001a88e2" officeooo:paragraph-rsid="001a88e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méliorations à apporter</text:p>
      <text:p text:style-name="P1"/>
      <text:p text:style-name="P1">Ajouter aux fiches du registre un bouton fin de traitement qui regénère un pdf avec la date de fin de traitement en filigrane</text:p>
      <text:p text:style-name="P1"/>
      <text:p text:style-name="P1">Redéfinir le terme « demande d'avis » qui fait doublon avec la demande d'avis à la CNIL</text:p>
      <text:p text:style-name="P1"/>
      <text:p text:style-name="P1">Ajouter des champs N°de SIRET, mail du responsable du traitement ou de son délégué ,CIL lors de la création d'une organisation </text:p>
      <text:p text:style-name="P1"/>
      <text:p text:style-name="P1">Rendre les catégories de données paramétrables et séparées en 2 branches (sensibles et non-sensibles)</text:p>
      <text:p text:style-name="P1"/>
      <text:p text:style-name="P1">Rendre visible sur les fiches du registre uniquement les informations obligatoires (sauf pour le CIL qui peut voir toutes les informations) IDEM sur le PDF</text:p>
      <text:p text:style-name="P1"/>
      <text:p text:style-name="P1">Remplir automatiquement le nom du CPU et proposer une liste déroulante pour le CPI</text:p>
      <text:p text:style-name="P1"/>
      <text:p text:style-name="P1">Passer le champ Finalité Principale en Textarea</text:p>
      <text:p text:style-name="P1"/>
      <text:p text:style-name="P1">Marquer les informations obligatoires du formulaire avec une etoile</text:p>
      <text:p text:style-name="P1"/>
      <text:p text:style-name="P1">Dans le tableau de registre, supprimes les champs Créé et Validé pour mettre des informations plus cohérentes</text:p>
      <text:p text:style-name="P1"/>
      <text:p text:style-name="P1">Adapter le formulaire au dernier formulaire de la CN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6:39:00.825732686</meta:creation-date>
    <dc:date>2014-09-24T16:47:33.345681648</dc:date>
    <meta:editing-duration>P0D</meta:editing-duration>
    <meta:editing-cycles>1</meta:editing-cycles>
    <meta:document-statistic meta:table-count="0" meta:image-count="0" meta:object-count="0" meta:page-count="1" meta:paragraph-count="11" meta:word-count="159" meta:character-count="978" meta:non-whitespace-character-count="829"/>
    <meta:generator>LibreOffice/4.2.6.3$Linux_X86_64 LibreOffice_project/420m0$Build-3</meta:generator>
  </office:meta>
</office:document-meta>
</file>